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Roboto-Regular" svg:font-family="Roboto-Regula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5ca51" officeooo:paragraph-rsid="0005ca51"/>
    </style:style>
    <style:style style:name="P2" style:family="paragraph" style:parent-style-name="Text_20_body">
      <style:text-properties officeooo:paragraph-rsid="0005ca51"/>
    </style:style>
    <style:style style:name="P3" style:family="paragraph" style:parent-style-name="Text_20_body">
      <style:text-properties officeooo:rsid="0005ca51" officeooo:paragraph-rsid="0005ca51"/>
    </style:style>
    <style:style style:name="P4" style:family="paragraph" style:parent-style-name="Text_20_body" style:list-style-name="L2">
      <style:text-properties officeooo:rsid="0005ca51" officeooo:paragraph-rsid="0005ca51"/>
    </style:style>
    <style:style style:name="P5" style:family="paragraph" style:parent-style-name="Text_20_body" style:list-style-name="L2"/>
    <style:style style:name="P6" style:family="paragraph" style:parent-style-name="Text_20_body">
      <style:text-properties officeooo:rsid="000896e9" officeooo:paragraph-rsid="000896e9"/>
    </style:style>
    <style:style style:name="P7" style:family="paragraph" style:parent-style-name="Text_20_body">
      <style:text-properties officeooo:rsid="000a9b66" officeooo:paragraph-rsid="000a9b66"/>
    </style:style>
    <style:style style:name="P8" style:family="paragraph" style:parent-style-name="Heading_20_1">
      <style:text-properties officeooo:rsid="0005ca51" officeooo:paragraph-rsid="0005ca51"/>
    </style:style>
    <style:style style:name="P9" style:family="paragraph" style:parent-style-name="Heading_20_1">
      <style:text-properties officeooo:rsid="000896e9" officeooo:paragraph-rsid="000896e9"/>
    </style:style>
    <style:style style:name="T1" style:family="text">
      <style:text-properties officeooo:rsid="0005ca5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ca51" style:font-weight-asian="bold" style:font-weight-complex="bold"/>
    </style:style>
    <style:style style:name="T4" style:family="text">
      <style:text-properties officeooo:rsid="000896e9"/>
    </style:style>
    <style:style style:name="T5" style:family="text">
      <style:text-properties officeooo:rsid="000a4d67"/>
    </style:style>
    <style:style style:name="T6" style:family="text">
      <style:text-properties officeooo:rsid="000c6a8d"/>
    </style:style>
    <style:style style:name="T7" style:family="text">
      <style:text-properties style:font-name="Roboto-Regular" fo:font-size="22pt" style:font-size-asian="22pt"/>
    </style:style>
    <style:style style:name="T8" style:family="text">
      <style:text-properties style:font-name="Roboto-Regular" fo:font-size="12pt" style:font-size-asian="12pt" style:font-size-complex="12pt"/>
    </style:style>
    <style:style style:name="T9" style:family="text">
      <style:text-properties style:font-name="Liberation Serif" fo:font-size="12pt" style:font-size-asian="12pt" style:font-size-complex="12pt"/>
    </style:style>
    <style:style style:name="T10" style:family="text">
      <style:text-properties style:font-name="Liberation Serif" fo:font-size="12pt" officeooo:rsid="000d2071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viluppo di applicazioni mobile cross-platform</text:p>
      <text:h text:style-name="P9" text:outline-level="1">Slide 1</text:h>
      <text:p text:style-name="P6">Buongiorno.</text:p>
      <text:h text:style-name="P8" text:outline-level="1">Slide <text:span text:style-name="T4">2</text:span></text:h>
      <text:p text:style-name="P1"><text:span text:style-name="T4">Questo tirocinio </text:span>dal titolo “sviluppo di applicazioni mobile cross-platform” è stato <text:span text:style-name="T4">proposto dall'azienda INTECS S.p.A di Pisa che oltre nello sviluppo di software e sistemi elettronici complessi, ha esperienza nello sviluppo di applicazioni mobili per Android.</text:span></text:p>
      <text:p text:style-name="P1"><text:span text:style-name="T5">L'azienda, volendo supportare anche altre piattaforme, aveva individuato dei framework che tramite l'uso dei linguaggi del web – html5, css3 e javascript – permettevano di realizzare applicazioni mobili cross-platform, così da non dover acquisire conoscenze specifiche per ogni piattaforma.</text:span></text:p>
      <text:p text:style-name="P7">Scopo di questo tirocinio è stato, appunto, quello di analizzare questi framework e di realizzare un applicazione di prova con due di questi in modo da poter fare un confronto più approfondito.</text:p>
      <text:h text:style-name="P8" text:outline-level="1">Slide <text:span text:style-name="T4">3</text:span></text:h>
      <text:p text:style-name="P1"><text:span text:style-name="T6">Innanzitutto </text:span>è opportuno fare chiarezza <text:span text:style-name="T6">su quali sono i modi di realizzare applicazioni mobili. Si possono sviluppare:</text:span></text:p>
      <text:list xml:id="list4857986509951559696" text:style-name="L2">
        <text:list-item>
          <text:p text:style-name="P5"><text:span text:style-name="T3">Applicazioni native</text:span><text:span text:style-name="T1">: che sono quelle s</text:span><text:span text:style-name="T9">viluppate per una specifica piattaforma utilizzando le risorse software fornite appositamente dal produttore della piattaforma stessa. </text:span><text:span text:style-name="T10">Questo è il modo comune di realizzare applicazioni mobili che avranno completo accesso a tutte le funzionalità del dispositivo con l'obbligo di dover utilizzare diversi linguaggi per ogni piattaforma, per esempio Java per Android e Objective-C per iOS.</text:span></text:p>
        </text:list-item>
        <text:list-item>
          <text:p text:style-name="P4"><text:span text:style-name="T2">Applicazioni web</text:span>: che sono sostanzialmente dei diti web dinamici visualizzati sul dispositivo mobile attraverso un web browser;</text:p>
        </text:list-item>
        <text:list-item>
          <text:p text:style-name="P4"><text:span text:style-name="T2">Applicazioni ibride</text:span>: che consistono, appunto in un ibrido delle precedenti; sono ancora realizzate con le tecnologie del web (come HTML5, CSS3 e JavaScript) ma vengono incapsulate in una componente nativa che ne permette l'esecuzione. Tale componente gioca un ruolo importante in quanto permette all'applicazione web di utilizzare funzionalità del dispositivo.</text:p>
        </text:list-item>
      </text:list>
      <text:h text:style-name="P8" text:outline-level="1">Slide <text:span text:style-name="T4">4</text:span>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Roboto-Regular" svg:font-family="Roboto-Regula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9T20:15:19.624000000</meta:creation-date>
    <dc:date>2014-04-17T13:33:40.835000000</dc:date>
    <meta:editing-duration>PT21M38S</meta:editing-duration>
    <meta:editing-cycles>4</meta:editing-cycles>
    <meta:generator>LibreOffice/4.2.2.1$Windows_x86 LibreOffice_project/3be8cda0bddd8e430d8cda1ebfd581265cca5a0f</meta:generator>
    <meta:document-statistic meta:table-count="0" meta:image-count="0" meta:object-count="0" meta:page-count="1" meta:paragraph-count="13" meta:word-count="265" meta:character-count="1863" meta:non-whitespace-character-count="1612"/>
  </office:meta>
</office:document-meta>
</file>